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en" fo:country="US" style:text-underline-style="solid" style:text-underline-width="auto" style:text-underline-color="font-color" officeooo:rsid="001f2f31" officeooo:paragraph-rsid="001f2f31" style:font-size-asian="14pt" style:font-size-complex="16pt"/>
    </style:style>
    <style:style style:name="P2" style:family="paragraph" style:parent-style-name="Standard">
      <style:paragraph-properties fo:text-align="start" style:justify-single-word="false"/>
      <style:text-properties fo:font-size="16pt" fo:language="en" fo:country="US" style:text-underline-style="solid" style:text-underline-width="auto" style:text-underline-color="font-color" officeooo:rsid="001f2f31" officeooo:paragraph-rsid="001f2f31" style:font-size-asian="14pt" style:language-asian="zxx" style:country-asian="none" style:font-size-complex="16pt" style:language-complex="zxx" style:country-complex="none"/>
    </style:style>
    <style:style style:name="P3" style:family="paragraph" style:parent-style-name="Standard">
      <style:paragraph-properties fo:text-align="start" style:justify-single-word="false"/>
      <style:text-properties fo:font-size="14pt" fo:language="en" fo:country="US" style:text-underline-style="solid" style:text-underline-width="auto" style:text-underline-color="font-color" officeooo:rsid="001f2f31" officeooo:paragraph-rsid="001f2f31" style:font-size-asian="12.25pt" style:language-asian="zxx" style:country-asian="none" style:font-size-complex="14pt" style:language-complex="zxx" style:country-complex="none"/>
    </style:style>
    <style:style style:name="P4" style:family="paragraph" style:parent-style-name="Standard">
      <style:paragraph-properties fo:text-align="start" style:justify-single-word="false"/>
      <style:text-properties fo:font-size="14pt" fo:language="en" fo:country="US" style:text-underline-style="solid" style:text-underline-width="auto" style:text-underline-color="font-color" officeooo:rsid="001fd650" officeooo:paragraph-rsid="001fd650" style:font-size-asian="12.25pt" style:language-asian="zxx" style:country-asian="none" style:font-size-complex="14pt" style:language-complex="zxx" style:country-complex="none"/>
    </style:style>
    <style:style style:name="P5" style:family="paragraph" style:parent-style-name="Standard">
      <style:paragraph-properties fo:text-align="start" style:justify-single-word="false"/>
      <style:text-properties fo:font-size="14pt" fo:language="en" fo:country="US" style:text-underline-style="solid" style:text-underline-width="auto" style:text-underline-color="font-color" officeooo:rsid="0027a4e7" officeooo:paragraph-rsid="0027a4e7" style:font-size-asian="12.25pt" style:language-asian="zxx" style:country-asian="none" style:font-size-complex="14pt" style:language-complex="zxx" style:country-complex="none"/>
    </style:style>
    <style:style style:name="P6" style:family="paragraph" style:parent-style-name="Standard">
      <style:paragraph-properties fo:text-align="start" style:justify-single-word="false"/>
      <style:text-properties fo:font-size="14pt" fo:language="en" fo:country="US" style:text-underline-style="solid" style:text-underline-width="auto" style:text-underline-color="font-color" officeooo:rsid="002ac3cf" officeooo:paragraph-rsid="002ac3cf" style:font-size-asian="12.25pt" style:language-asian="zxx" style:country-asian="none" style:font-size-complex="14pt" style:language-complex="zxx" style:country-complex="none"/>
    </style:style>
    <style:style style:name="P7" style:family="paragraph" style:parent-style-name="Standard">
      <style:paragraph-properties fo:text-align="start" style:justify-single-word="false"/>
      <style:text-properties fo:font-size="14pt" fo:language="en" fo:country="US" style:text-underline-style="none" officeooo:rsid="001f2f31" officeooo:paragraph-rsid="001f2f31" style:font-size-asian="12.25pt" style:language-asian="zxx" style:country-asian="none" style:font-size-complex="14pt" style:language-complex="zxx" style:country-complex="none"/>
    </style:style>
    <style:style style:name="P8" style:family="paragraph" style:parent-style-name="Standard">
      <style:paragraph-properties fo:text-align="start" style:justify-single-word="false"/>
      <style:text-properties fo:font-size="14pt" fo:language="en" fo:country="US" style:text-underline-style="none" officeooo:rsid="001fd650" officeooo:paragraph-rsid="001fd650" style:font-size-asian="12.25pt" style:language-asian="zxx" style:country-asian="none" style:font-size-complex="14pt" style:language-complex="zxx" style:country-complex="none"/>
    </style:style>
    <style:style style:name="P9" style:family="paragraph" style:parent-style-name="Standard">
      <style:paragraph-properties fo:text-align="start" style:justify-single-word="false"/>
      <style:text-properties fo:font-size="14pt" fo:language="en" fo:country="US" style:text-underline-style="none" officeooo:rsid="00201476" officeooo:paragraph-rsid="002395c8" style:font-size-asian="12.25pt" style:language-asian="zxx" style:country-asian="none" style:font-size-complex="14pt" style:language-complex="zxx" style:country-complex="none"/>
    </style:style>
    <style:style style:name="P10" style:family="paragraph" style:parent-style-name="Standard">
      <style:paragraph-properties fo:text-align="start" style:justify-single-word="false"/>
      <style:text-properties fo:font-size="14pt" fo:language="en" fo:country="US" style:text-underline-style="none" officeooo:rsid="00201476" officeooo:paragraph-rsid="00201476" style:font-size-asian="12.25pt" style:language-asian="zxx" style:country-asian="none" style:font-size-complex="14pt" style:language-complex="zxx" style:country-complex="none"/>
    </style:style>
    <style:style style:name="P11" style:family="paragraph" style:parent-style-name="Standard">
      <style:paragraph-properties fo:text-align="start" style:justify-single-word="false"/>
      <style:text-properties fo:font-size="14pt" fo:language="en" fo:country="US" style:text-underline-style="none" officeooo:rsid="00297706" officeooo:paragraph-rsid="00297706" style:font-size-asian="12.25pt" style:language-asian="zxx" style:country-asian="none" style:font-size-complex="14pt" style:language-complex="zxx" style:country-complex="none"/>
    </style:style>
    <style:style style:name="P12" style:family="paragraph" style:parent-style-name="Standard">
      <style:paragraph-properties fo:text-align="start" style:justify-single-word="false"/>
      <style:text-properties officeooo:paragraph-rsid="001fd650"/>
    </style:style>
    <style:style style:name="P13" style:family="paragraph" style:parent-style-name="Standard">
      <style:paragraph-properties fo:text-align="start" style:justify-single-word="false"/>
      <style:text-properties officeooo:paragraph-rsid="002395c8"/>
    </style:style>
    <style:style style:name="P14" style:family="paragraph" style:parent-style-name="Standard">
      <style:paragraph-properties fo:text-align="start" style:justify-single-word="false"/>
      <style:text-properties style:text-underline-style="none" officeooo:rsid="0027a4e7" officeooo:paragraph-rsid="00297706"/>
    </style:style>
    <style:style style:name="P15" style:family="paragraph" style:parent-style-name="Standard">
      <style:paragraph-properties fo:text-align="start" style:justify-single-word="false"/>
      <style:text-properties fo:font-size="14pt" fo:language="en" fo:country="US" style:text-underline-style="none" officeooo:rsid="002ac3cf" officeooo:paragraph-rsid="002ac3cf" style:font-size-asian="12.25pt" style:language-asian="zxx" style:country-asian="none" style:font-size-complex="14pt" style:language-complex="zxx" style:country-complex="none"/>
    </style:style>
    <style:style style:name="P16" style:family="paragraph" style:parent-style-name="Standard">
      <style:paragraph-properties fo:text-align="start" style:justify-single-word="false"/>
      <style:text-properties fo:font-size="14pt" fo:language="en" fo:country="US" style:text-underline-style="none" officeooo:rsid="002bcaa8" officeooo:paragraph-rsid="002bcaa8" style:font-size-asian="12.25pt" style:language-asian="zxx" style:country-asian="none" style:font-size-complex="14pt" style:language-complex="zxx" style:country-complex="none"/>
    </style:style>
    <style:style style:name="P17" style:family="paragraph" style:parent-style-name="Standard">
      <style:paragraph-properties fo:text-align="start" style:justify-single-word="false"/>
      <style:text-properties fo:font-size="14pt" fo:language="en" fo:country="US" style:text-underline-style="none" officeooo:rsid="002acb4d" officeooo:paragraph-rsid="002acb4d" style:font-size-asian="12.25pt" style:language-asian="zxx" style:country-asian="none" style:font-size-complex="14pt" style:language-complex="zxx" style:country-complex="none"/>
    </style:style>
    <style:style style:name="P18" style:family="paragraph" style:parent-style-name="Header">
      <style:text-properties officeooo:rsid="00201476" officeooo:paragraph-rsid="00201476"/>
    </style:style>
    <style:style style:name="T1" style:family="text">
      <style:text-properties officeooo:rsid="0024c18c"/>
    </style:style>
    <style:style style:name="T2" style:family="text">
      <style:text-properties officeooo:rsid="0029420d"/>
    </style:style>
    <style:style style:name="T3" style:family="text">
      <style:text-properties officeooo:rsid="001f39a3"/>
    </style:style>
    <style:style style:name="T4" style:family="text">
      <style:text-properties officeooo:rsid="001fd650"/>
    </style:style>
    <style:style style:name="T5" style:family="text">
      <style:text-properties officeooo:rsid="00201476"/>
    </style:style>
    <style:style style:name="T6" style:family="text">
      <style:text-properties fo:font-variant="normal" fo:text-transform="none" fo:color="#222222" style:font-name="arial" fo:font-size="14pt" fo:letter-spacing="normal" fo:language="en" fo:country="US" fo:font-style="normal" style:text-underline-style="none" fo:font-weight="normal" style:font-size-asian="12.25pt" style:language-asian="zxx" style:country-asian="none" style:font-size-complex="14pt" style:language-complex="zxx" style:country-complex="none"/>
    </style:style>
    <style:style style:name="T7" style:family="text">
      <style:text-properties fo:font-size="14pt" fo:language="en" fo:country="US" style:text-underline-style="none" officeooo:rsid="001fd650" style:font-size-asian="12.25pt" style:language-asian="zxx" style:country-asian="none" style:font-size-complex="14pt" style:language-complex="zxx" style:country-complex="none"/>
    </style:style>
    <style:style style:name="T8" style:family="text">
      <style:text-properties fo:font-size="14pt" fo:language="en" fo:country="US" style:text-underline-style="none" officeooo:rsid="00201476" style:font-size-asian="12.25pt" style:language-asian="zxx" style:country-asian="none" style:font-size-complex="14pt" style:language-complex="zxx" style:country-complex="none"/>
    </style:style>
    <style:style style:name="T9" style:family="text">
      <style:text-properties fo:font-size="14pt" fo:language="en" fo:country="US" style:text-underline-style="none" officeooo:rsid="002395c8" style:font-size-asian="12.25pt" style:language-asian="zxx" style:country-asian="none" style:font-size-complex="14pt" style:language-complex="zxx" style:country-complex="none"/>
    </style:style>
    <style:style style:name="T10" style:family="text">
      <style:text-properties fo:font-size="14pt" fo:language="en" fo:country="US" style:text-underline-style="none" officeooo:rsid="00261a58" style:font-size-asian="12.25pt" style:language-asian="zxx" style:country-asian="none" style:font-size-complex="14pt" style:language-complex="zxx" style:country-complex="none"/>
    </style:style>
    <style:style style:name="T11" style:family="text">
      <style:text-properties fo:font-size="14pt" fo:language="en" fo:country="US" style:font-size-asian="12.25pt" style:language-asian="zxx" style:country-asian="none" style:font-size-complex="14pt" style:language-complex="zxx" style:country-complex="none"/>
    </style:style>
    <style:style style:name="T12" style:family="text">
      <style:text-properties fo:font-size="14pt" fo:language="en" fo:country="US" officeooo:rsid="00281491" style:font-size-asian="12.25pt" style:language-asian="zxx" style:country-asian="none" style:font-size-complex="14pt" style:language-complex="zxx" style:country-complex="none"/>
    </style:style>
    <style:style style:name="T13" style:family="text">
      <style:text-properties fo:font-size="14pt" fo:language="en" fo:country="US" officeooo:rsid="0028c59c" style:font-size-asian="12.25pt" style:language-asian="zxx" style:country-asian="none" style:font-size-complex="14pt" style:language-complex="zxx" style:country-complex="none"/>
    </style:style>
    <style:style style:name="T14" style:family="text">
      <style:text-properties fo:font-size="14pt" fo:language="en" fo:country="US" officeooo:rsid="00297706" style:font-size-asian="12.25pt" style:language-asian="zxx" style:country-asian="none" style:font-size-complex="14pt" style:language-complex="zxx" style:country-complex="none"/>
    </style:style>
    <style:style style:name="T15" style:family="text">
      <style:text-properties fo:font-size="14pt" fo:language="en" fo:country="US" officeooo:rsid="002ac3cf" style:font-size-asian="12.25pt" style:language-asian="zxx" style:country-asian="none" style:font-size-complex="14pt" style:language-complex="zxx" style:country-complex="none"/>
    </style:style>
    <style:style style:name="T16" style:family="text">
      <style:text-properties officeooo:rsid="0023f4f7"/>
    </style:style>
    <style:style style:name="T17" style:family="text">
      <style:text-properties officeooo:rsid="00261a58"/>
    </style:style>
    <style:style style:name="T18" style:family="text">
      <style:text-properties officeooo:rsid="00297706"/>
    </style:style>
    <style:style style:name="T19" style:family="text">
      <style:text-properties officeooo:rsid="002acb4d"/>
    </style:style>
    <style:style style:name="T20" style:family="text">
      <style:text-properties officeooo:rsid="002b0839"/>
    </style:style>
    <style:style style:name="T21" style:family="text">
      <style:text-properties officeooo:rsid="002bcaa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glish presentation :</text:p>
      <text:p text:style-name="P2"/>
      <text:p text:style-name="P2"/>
      <text:p text:style-name="P2"/>
      <text:p text:style-name="P3">I/Presentation</text:p>
      <text:p text:style-name="P3"/>
      <text:p text:style-name="P7"><text:tab/>The audio of BreakingNew.com is about the <text:span text:style-name="T3">commemoration</text:span> <text:span text:style-name="T17">in which </text:span><text:s/><text:span text:style-name="T16">participated</text:span> Barack Obama <text:s/>and the prime minister of Japan, Shinzo Abe, for the victims of the attack of Pearl Harbor <text:span text:style-name="T17">in 2016</text:span>. This attack was decisive because it led to the <text:span text:style-name="T18">USA</text:span> joining the WW2. It is said in the audio that <text:span text:style-name="T16">Mr. Abe</text:span> did not explicitly apologize but did offer his condolences to the<text:span text:style-name="T3"> </text:span>victims of the attack. He insists o<text:span text:style-name="T3">n</text:span> the fact that we should remember the horror<text:span text:style-name="T3">s</text:span> of the past to not repeat them <text:span text:style-name="T4">again </text:span>in the future. <text:span text:style-name="T5">It is said that 353 Japanese aircrafts were mobilized the day of the Japanese offensive and they killed 2,503 people and destroyed 19 US warships. Shinzo Abe is the first Japanese leader to visit the USS Arizona memorial (it is a memorial on a destroyed American warship). Mr. Abe also said that the USA helped a lot Japaneses after the end of the war sending them food and clothes. He finished his speech saying that the friendship between the USA and the Japan was something very hopeful for the future.</text:span></text:p>
      <text:p text:style-name="P7"/>
      <text:p text:style-name="P4">II/Vocabulary words</text:p>
      <text:p text:style-name="P4"/>
      <text:p text:style-name="P12"><text:span text:style-name="T7">everlasting</text:span><text:span text:style-name="T10">(adjective)</text:span><text:span text:style-name="T7"> </text:span><text:span text:style-name="T10">= lasting for eternity or for a long time.</text:span></text:p>
      <text:p text:style-name="P8"><text:span text:style-name="T21">to </text:span>acknowledge<text:span text:style-name="T17">(verb)</text:span> = to accept , to recognize something...</text:p>
      <text:p text:style-name="P12"><text:span text:style-name="T7">tribute</text:span><text:span text:style-name="T10">(noun)</text:span><text:span text:style-name="T7"> = </text:span><text:span text:style-name="T8">a gift or a testimonial given as due or in acknowledgment of something.</text:span></text:p>
      <text:p text:style-name="P13"><text:span text:style-name="T9">v</text:span><text:span text:style-name="T8">ow </text:span><text:span text:style-name="T10">(noun)</text:span><text:span text:style-name="T8">= </text:span><text:span text:style-name="T9">a solemn promise</text:span><text:span text:style-name="T6">.</text:span></text:p>
      <text:p text:style-name="P9"><text:s/></text:p>
      <text:p text:style-name="P5">III/ Opinions</text:p>
      <text:p text:style-name="P5"/>
      <text:p text:style-name="P11">Enzo:</text:p>
      <text:p text:style-name="P14"><text:span text:style-name="T11">I think that the fact that the Japan recognize</text:span><text:span text:style-name="T12">s</text:span><text:span text:style-name="T11"> the horrors they did during WW2 is very important </text:span><text:span text:style-name="T12">and so that it is a very good thing that they pay tribute to the victims the attack of Pearl Harbor. In general I think that every countries </text:span><text:span text:style-name="T15">which</text:span><text:span text:style-name="T12"> did horrors in an other country should pay tribute to the victims and apologize for what they did. The </text:span><text:span text:style-name="T13">fact that a </text:span><text:span text:style-name="T14">country</text:span><text:span text:style-name="T13"> do not recognize a massacre in an other </text:span><text:span text:style-name="T14">country</text:span><text:span text:style-name="T13"> can cr</text:span><text:span text:style-name="T15">e</text:span><text:span text:style-name="T13">ate political issues between these two countries. For example Japan do not recognize the massacre of Nankin that they also did during WW2 and that something that makes political issues between Japan and China.</text:span></text:p>
      <text:p text:style-name="P10"/>
      <text:p text:style-name="P6"/>
      <text:p text:style-name="P6"/>
      <text:p text:style-name="P6"><text:soft-page-break/>IV Questions</text:p>
      <text:p text:style-name="P16"/>
      <text:p text:style-name="P16">What do you think about the prime minister acknowledging the Pearl Harbor attack only now ?</text:p>
      <text:p text:style-name="P16"/>
      <text:p text:style-name="P16">What do you think of Obama saying that every leaders make difficult decisions especially during car time ?</text:p>
      <text:p text:style-name="P16"/>
      <text:p text:style-name="P16">Do you think we should continue to apologize for what previous governments did in the past even if most of us were not borned at the time the horrors were ma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1476" officeooo:paragraph-rsid="0020147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17:32:52.225966791</meta:creation-date>
    <dc:date>2017-10-09T21:35:05.989152364</dc:date>
    <meta:editing-duration>PT1H2M18S</meta:editing-duration>
    <meta:editing-cycles>14</meta:editing-cycles>
    <meta:generator>LibreOffice/5.3.1.2$Linux_X86_64 LibreOffice_project/30m0$Build-2</meta:generator>
    <meta:document-statistic meta:table-count="0" meta:image-count="0" meta:object-count="0" meta:page-count="2" meta:paragraph-count="16" meta:word-count="411" meta:character-count="2321" meta:non-whitespace-character-count="1921"/>
  </office:meta>
</office:document-meta>
</file>